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" office:value-type="float" office:value="30" calcext:value-type="float" table:number-columns-spanned="4" table:number-rows-spanned="1">
            <text:p>30</text:p>
          </table:table-cell>
          <table:covered-table-cell table:number-columns-repeated="3"/>
          <table:table-cell table:style-name="ce1" office:value-type="float" office:value="40" calcext:value-type="float" table:number-columns-spanned="4" table:number-rows-spanned="1">
            <text:p>40</text:p>
          </table:table-cell>
          <table:covered-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 length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0000000110232" calcext:value-type="float">
            <text:p>1.10232E-08</text:p>
          </table:table-cell>
          <table:table-cell office:value-type="float" office:value="2.2596821574528" calcext:value-type="float">
            <text:p>2.259682157452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827427498471E+018" calcext:value-type="float">
            <text:p>1.82827427498471E+01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0424431967302E+016" calcext:value-type="float">
            <text:p>3.70424431967302E+0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4193871076299E+016" calcext:value-type="float">
            <text:p>6.54193871076299E+0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0559835397442E+016" calcext:value-type="float">
            <text:p>4.10559835397442E+0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3.98801" calcext:value-type="float">
            <text:p>-3.98801</text:p>
          </table:table-cell>
          <table:table-cell office:value-type="float" office:value="0.998458" calcext:value-type="float">
            <text:p>0.998458</text:p>
          </table:table-cell>
          <table:table-cell office:value-type="float" office:value="0.00165202" calcext:value-type="float">
            <text:p>0.00165202</text:p>
          </table:table-cell>
          <table:table-cell office:value-type="float" office:value="276.0577318495" calcext:value-type="float">
            <text:p>276.0577318495</text:p>
          </table:table-cell>
          <table:table-cell office:value-type="float" office:value="-3.98793" calcext:value-type="float">
            <text:p>-3.98793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000417703" calcext:value-type="float">
            <text:p>0.000417703</text:p>
          </table:table-cell>
          <table:table-cell office:value-type="float" office:value="1077.92211897873" calcext:value-type="float">
            <text:p>1077.92211897873</text:p>
          </table:table-cell>
          <table:table-cell office:value-type="float" office:value="-3.98796" calcext:value-type="float">
            <text:p>-3.98796</text:p>
          </table:table-cell>
          <table:table-cell office:value-type="float" office:value="0.998449" calcext:value-type="float">
            <text:p>0.998449</text:p>
          </table:table-cell>
          <table:table-cell office:value-type="float" office:value="0.000184195" calcext:value-type="float">
            <text:p>0.000184195</text:p>
          </table:table-cell>
          <table:table-cell office:value-type="float" office:value="2424.26288379735" calcext:value-type="float">
            <text:p>2424.26288379735</text:p>
          </table:table-cell>
          <table:table-cell office:value-type="float" office:value="-3.98794" calcext:value-type="float">
            <text:p>-3.98794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000104196" calcext:value-type="float">
            <text:p>0.000104196</text:p>
          </table:table-cell>
          <table:table-cell office:value-type="float" office:value="4302.21007822308" calcext:value-type="float">
            <text:p>4302.21007822308</text:p>
          </table:table-cell>
          <table:table-cell office:value-type="float" office:value="-3.98794" calcext:value-type="float">
            <text:p>-3.98794</text:p>
          </table:table-cell>
          <table:table-cell office:value-type="float" office:value="0.998447" calcext:value-type="float">
            <text:p>0.998447</text:p>
          </table:table-cell>
          <table:table-cell office:value-type="float" office:value="0.0000662464" calcext:value-type="float">
            <text:p>6.62464E-05</text:p>
          </table:table-cell>
          <table:table-cell office:value-type="float" office:value="6723.40709563723" calcext:value-type="float">
            <text:p>6723.40709563723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3.22814" calcext:value-type="float">
            <text:p>-3.22814</text:p>
          </table:table-cell>
          <table:table-cell office:value-type="float" office:value="0.843289" calcext:value-type="float">
            <text:p>0.843289</text:p>
          </table:table-cell>
          <table:table-cell office:value-type="float" office:value="0.0417962" calcext:value-type="float">
            <text:p>0.0417962</text:p>
          </table:table-cell>
          <table:table-cell office:value-type="float" office:value="13.3538784309432" calcext:value-type="float">
            <text:p>13.3538784309432</text:p>
          </table:table-cell>
          <table:table-cell office:value-type="float" office:value="-3.21927" calcext:value-type="float">
            <text:p>-3.21927</text:p>
          </table:table-cell>
          <table:table-cell office:value-type="float" office:value="0.837146" calcext:value-type="float">
            <text:p>0.837146</text:p>
          </table:table-cell>
          <table:table-cell office:value-type="float" office:value="0.0112746" calcext:value-type="float">
            <text:p>0.0112746</text:p>
          </table:table-cell>
          <table:table-cell office:value-type="float" office:value="37.2937571941203" calcext:value-type="float">
            <text:p>37.2937571941203</text:p>
          </table:table-cell>
          <table:table-cell office:value-type="float" office:value="-3.21892" calcext:value-type="float">
            <text:p>-3.21892</text:p>
          </table:table-cell>
          <table:table-cell office:value-type="float" office:value="0.835348" calcext:value-type="float">
            <text:p>0.835348</text:p>
          </table:table-cell>
          <table:table-cell office:value-type="float" office:value="0.00509967" calcext:value-type="float">
            <text:p>0.00509967</text:p>
          </table:table-cell>
          <table:table-cell office:value-type="float" office:value="71.623548982162" calcext:value-type="float">
            <text:p>71.623548982162</text:p>
          </table:table-cell>
          <table:table-cell office:value-type="float" office:value="-3.21897" calcext:value-type="float">
            <text:p>-3.21897</text:p>
          </table:table-cell>
          <table:table-cell office:value-type="float" office:value="0.835493" calcext:value-type="float">
            <text:p>0.835493</text:p>
          </table:table-cell>
          <table:table-cell office:value-type="float" office:value="0.00285702" calcext:value-type="float">
            <text:p>0.00285702</text:p>
          </table:table-cell>
          <table:table-cell office:value-type="float" office:value="119.549727362656" calcext:value-type="float">
            <text:p>119.549727362656</text:p>
          </table:table-cell>
          <table:table-cell office:value-type="float" office:value="-3.21985" calcext:value-type="float">
            <text:p>-3.21985</text:p>
          </table:table-cell>
          <table:table-cell office:value-type="float" office:value="0.836039" calcext:value-type="float">
            <text:p>0.836039</text:p>
          </table:table-cell>
          <table:table-cell office:value-type="float" office:value="0.00182448" calcext:value-type="float">
            <text:p>0.00182448</text:p>
          </table:table-cell>
          <table:table-cell office:value-type="float" office:value="182.93933835287" calcext:value-type="float">
            <text:p>182.9393383528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.12003" calcext:value-type="float">
            <text:p>-3.12003</text:p>
          </table:table-cell>
          <table:table-cell office:value-type="float" office:value="0.811242" calcext:value-type="float">
            <text:p>0.811242</text:p>
          </table:table-cell>
          <table:table-cell office:value-type="float" office:value="0.0454163" calcext:value-type="float">
            <text:p>0.0454163</text:p>
          </table:table-cell>
          <table:table-cell office:value-type="float" office:value="11.4513246632279" calcext:value-type="float">
            <text:p>11.4513246632279</text:p>
          </table:table-cell>
          <table:table-cell office:value-type="float" office:value="-3.09361" calcext:value-type="float">
            <text:p>-3.09361</text:p>
          </table:table-cell>
          <table:table-cell office:value-type="float" office:value="0.78717" calcext:value-type="float">
            <text:p>0.78717</text:p>
          </table:table-cell>
          <table:table-cell office:value-type="float" office:value="0.0136887" calcext:value-type="float">
            <text:p>0.0136887</text:p>
          </table:table-cell>
          <table:table-cell office:value-type="float" office:value="27.1924378592084" calcext:value-type="float">
            <text:p>27.1924378592084</text:p>
          </table:table-cell>
          <table:table-cell office:value-type="float" office:value="-3.09289" calcext:value-type="float">
            <text:p>-3.09289</text:p>
          </table:table-cell>
          <table:table-cell office:value-type="float" office:value="0.785769" calcext:value-type="float">
            <text:p>0.785769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50.2341820024027" calcext:value-type="float">
            <text:p>50.2341820024027</text:p>
          </table:table-cell>
          <table:table-cell office:value-type="float" office:value="-3.09285" calcext:value-type="float">
            <text:p>-3.09285</text:p>
          </table:table-cell>
          <table:table-cell office:value-type="float" office:value="0.784771" calcext:value-type="float">
            <text:p>0.784771</text:p>
          </table:table-cell>
          <table:table-cell office:value-type="float" office:value="0.00352407" calcext:value-type="float">
            <text:p>0.00352407</text:p>
          </table:table-cell>
          <table:table-cell office:value-type="float" office:value="78.6887832173999" calcext:value-type="float">
            <text:p>78.6887832173999</text:p>
          </table:table-cell>
          <table:table-cell office:value-type="float" office:value="-3.09355" calcext:value-type="float">
            <text:p>-3.09355</text:p>
          </table:table-cell>
          <table:table-cell office:value-type="float" office:value="0.784929" calcext:value-type="float">
            <text:p>0.784929</text:p>
          </table:table-cell>
          <table:table-cell office:value-type="float" office:value="0.00228925" calcext:value-type="float">
            <text:p>0.00228925</text:p>
          </table:table-cell>
          <table:table-cell office:value-type="float" office:value="113.426498636167" calcext:value-type="float">
            <text:p>113.42649863616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2.99679" calcext:value-type="float">
            <text:p>-2.99679</text:p>
          </table:table-cell>
          <table:table-cell office:value-type="float" office:value="0.77096" calcext:value-type="float">
            <text:p>0.77096</text:p>
          </table:table-cell>
          <table:table-cell office:value-type="float" office:value="0.0494154" calcext:value-type="float">
            <text:p>0.0494154</text:p>
          </table:table-cell>
          <table:table-cell office:value-type="float" office:value="9.70242893025855" calcext:value-type="float">
            <text:p>9.70242893025855</text:p>
          </table:table-cell>
          <table:table-cell office:value-type="float" office:value="-2.94554" calcext:value-type="float">
            <text:p>-2.94554</text:p>
          </table:table-cell>
          <table:table-cell office:value-type="float" office:value="0.720582" calcext:value-type="float">
            <text:p>0.720582</text:p>
          </table:table-cell>
          <table:table-cell office:value-type="float" office:value="0.0154806" calcext:value-type="float">
            <text:p>0.0154806</text:p>
          </table:table-cell>
          <table:table-cell office:value-type="float" office:value="20.0080527530132" calcext:value-type="float">
            <text:p>20.0080527530132</text:p>
          </table:table-cell>
          <table:table-cell office:value-type="float" office:value="-2.93706" calcext:value-type="float">
            <text:p>-2.93706</text:p>
          </table:table-cell>
          <table:table-cell office:value-type="float" office:value="0.70223" calcext:value-type="float">
            <text:p>0.70223</text:p>
          </table:table-cell>
          <table:table-cell office:value-type="float" office:value="0.00765698" calcext:value-type="float">
            <text:p>0.00765698</text:p>
          </table:table-cell>
          <table:table-cell office:value-type="float" office:value="32.22062013613" calcext:value-type="float">
            <text:p>32.22062013613</text:p>
          </table:table-cell>
          <table:table-cell office:value-type="float" office:value="-2.93128" calcext:value-type="float">
            <text:p>-2.93128</text:p>
          </table:table-cell>
          <table:table-cell office:value-type="float" office:value="0.689369" calcext:value-type="float">
            <text:p>0.689369</text:p>
          </table:table-cell>
          <table:table-cell office:value-type="float" office:value="0.00458577" calcext:value-type="float">
            <text:p>0.00458577</text:p>
          </table:table-cell>
          <table:table-cell office:value-type="float" office:value="44.9196677735138" calcext:value-type="float">
            <text:p>44.9196677735138</text:p>
          </table:table-cell>
          <table:table-cell office:value-type="float" office:value="-2.93229" calcext:value-type="float">
            <text:p>-2.93229</text:p>
          </table:table-cell>
          <table:table-cell office:value-type="float" office:value="0.688925" calcext:value-type="float">
            <text:p>0.688925</text:p>
          </table:table-cell>
          <table:table-cell office:value-type="float" office:value="0.00296668" calcext:value-type="float">
            <text:p>0.00296668</text:p>
          </table:table-cell>
          <table:table-cell office:value-type="float" office:value="62.4777727558395" calcext:value-type="float">
            <text:p>62.47777275583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2.87817" calcext:value-type="float">
            <text:p>-2.87817</text:p>
          </table:table-cell>
          <table:table-cell office:value-type="float" office:value="0.731205" calcext:value-type="float">
            <text:p>0.731205</text:p>
          </table:table-cell>
          <table:table-cell office:value-type="float" office:value="0.051195" calcext:value-type="float">
            <text:p>0.051195</text:p>
          </table:table-cell>
          <table:table-cell office:value-type="float" office:value="8.40055862216868" calcext:value-type="float">
            <text:p>8.40055862216868</text:p>
          </table:table-cell>
          <table:table-cell office:value-type="float" office:value="-2.79047" calcext:value-type="float">
            <text:p>-2.79047</text:p>
          </table:table-cell>
          <table:table-cell office:value-type="float" office:value="0.63962" calcext:value-type="float">
            <text:p>0.63962</text:p>
          </table:table-cell>
          <table:table-cell office:value-type="float" office:value="0.0163782" calcext:value-type="float">
            <text:p>0.0163782</text:p>
          </table:table-cell>
          <table:table-cell office:value-type="float" office:value="15.12098921519" calcext:value-type="float">
            <text:p>15.12098921519</text:p>
          </table:table-cell>
          <table:table-cell office:value-type="float" office:value="-2.75631" calcext:value-type="float">
            <text:p>-2.75631</text:p>
          </table:table-cell>
          <table:table-cell office:value-type="float" office:value="0.579768" calcext:value-type="float">
            <text:p>0.579768</text:p>
          </table:table-cell>
          <table:table-cell office:value-type="float" office:value="0.00828911" calcext:value-type="float">
            <text:p>0.00828911</text:p>
          </table:table-cell>
          <table:table-cell office:value-type="float" office:value="20.7148452748768" calcext:value-type="float">
            <text:p>20.7148452748768</text:p>
          </table:table-cell>
          <table:table-cell office:value-type="float" office:value="-2.73326" calcext:value-type="float">
            <text:p>-2.73326</text:p>
          </table:table-cell>
          <table:table-cell office:value-type="float" office:value="0.524649" calcext:value-type="float">
            <text:p>0.524649</text:p>
          </table:table-cell>
          <table:table-cell office:value-type="float" office:value="0.00499941" calcext:value-type="float">
            <text:p>0.00499941</text:p>
          </table:table-cell>
          <table:table-cell office:value-type="float" office:value="24.5982839749891" calcext:value-type="float">
            <text:p>24.5982839749891</text:p>
          </table:table-cell>
          <table:table-cell office:value-type="float" office:value="-2.72588" calcext:value-type="float">
            <text:p>-2.72588</text:p>
          </table:table-cell>
          <table:table-cell office:value-type="float" office:value="0.493663" calcext:value-type="float">
            <text:p>0.493663</text:p>
          </table:table-cell>
          <table:table-cell office:value-type="float" office:value="0.00333942" calcext:value-type="float">
            <text:p>0.00333942</text:p>
          </table:table-cell>
          <table:table-cell office:value-type="float" office:value="29.3561708711199" calcext:value-type="float">
            <text:p>29.3561708711199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2.73862" calcext:value-type="float">
            <text:p>-2.73862</text:p>
          </table:table-cell>
          <table:table-cell office:value-type="float" office:value="0.679576" calcext:value-type="float">
            <text:p>0.679576</text:p>
          </table:table-cell>
          <table:table-cell office:value-type="float" office:value="0.0525307" calcext:value-type="float">
            <text:p>0.0525307</text:p>
          </table:table-cell>
          <table:table-cell office:value-type="float" office:value="7.14563015144999" calcext:value-type="float">
            <text:p>7.14563015144999</text:p>
          </table:table-cell>
          <table:table-cell office:value-type="float" office:value="-2.62157" calcext:value-type="float">
            <text:p>-2.62157</text:p>
          </table:table-cell>
          <table:table-cell office:value-type="float" office:value="0.541321" calcext:value-type="float">
            <text:p>0.541321</text:p>
          </table:table-cell>
          <table:table-cell office:value-type="float" office:value="0.0162764" calcext:value-type="float">
            <text:p>0.0162764</text:p>
          </table:table-cell>
          <table:table-cell office:value-type="float" office:value="11.2344462096944" calcext:value-type="float">
            <text:p>11.2344462096944</text:p>
          </table:table-cell>
          <table:table-cell office:value-type="float" office:value="-2.57808" calcext:value-type="float">
            <text:p>-2.57808</text:p>
          </table:table-cell>
          <table:table-cell office:value-type="float" office:value="0.443848" calcext:value-type="float">
            <text:p>0.443848</text:p>
          </table:table-cell>
          <table:table-cell office:value-type="float" office:value="0.00732176" calcext:value-type="float">
            <text:p>0.00732176</text:p>
          </table:table-cell>
          <table:table-cell office:value-type="float" office:value="13.7952167748515" calcext:value-type="float">
            <text:p>13.7952167748515</text:p>
          </table:table-cell>
          <table:table-cell office:value-type="float" office:value="-2.55463" calcext:value-type="float">
            <text:p>-2.55463</text:p>
          </table:table-cell>
          <table:table-cell office:value-type="float" office:value="0.363687" calcext:value-type="float">
            <text:p>0.363687</text:p>
          </table:table-cell>
          <table:table-cell office:value-type="float" office:value="0.00400246" calcext:value-type="float">
            <text:p>0.00400246</text:p>
          </table:table-cell>
          <table:table-cell office:value-type="float" office:value="15.076408677958" calcext:value-type="float">
            <text:p>15.076408677958</text:p>
          </table:table-cell>
          <table:table-cell office:value-type="float" office:value="-2.54307" calcext:value-type="float">
            <text:p>-2.54307</text:p>
          </table:table-cell>
          <table:table-cell office:value-type="float" office:value="0.302269" calcext:value-type="float">
            <text:p>0.302269</text:p>
          </table:table-cell>
          <table:table-cell office:value-type="float" office:value="0.00245697" calcext:value-type="float">
            <text:p>0.00245697</text:p>
          </table:table-cell>
          <table:table-cell office:value-type="float" office:value="15.8454430436667" calcext:value-type="float">
            <text:p>15.845443043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2.16268" calcext:value-type="float">
            <text:p>-2.16268</text:p>
          </table:table-cell>
          <table:table-cell office:value-type="float" office:value="0.456686" calcext:value-type="float">
            <text:p>0.456686</text:p>
          </table:table-cell>
          <table:table-cell office:value-type="float" office:value="0.0371194" calcext:value-type="float">
            <text:p>0.0371194</text:p>
          </table:table-cell>
          <table:table-cell office:value-type="float" office:value="3.86961371698029" calcext:value-type="float">
            <text:p>3.86961371698029</text:p>
          </table:table-cell>
          <table:table-cell office:value-type="float" office:value="-2.0617" calcext:value-type="float">
            <text:p>-2.0617</text:p>
          </table:table-cell>
          <table:table-cell office:value-type="float" office:value="0.241642" calcext:value-type="float">
            <text:p>0.241642</text:p>
          </table:table-cell>
          <table:table-cell office:value-type="float" office:value="0.00742751" calcext:value-type="float">
            <text:p>0.00742751</text:p>
          </table:table-cell>
          <table:table-cell office:value-type="float" office:value="4.16952548263164" calcext:value-type="float">
            <text:p>4.16952548263164</text:p>
          </table:table-cell>
          <table:table-cell office:value-type="float" office:value="-2.05715" calcext:value-type="float">
            <text:p>-2.05715</text:p>
          </table:table-cell>
          <table:table-cell office:value-type="float" office:value="0.161068" calcext:value-type="float">
            <text:p>0.161068</text:p>
          </table:table-cell>
          <table:table-cell office:value-type="float" office:value="0.00315354" calcext:value-type="float">
            <text:p>0.00315354</text:p>
          </table:table-cell>
          <table:table-cell office:value-type="float" office:value="4.25214107454068" calcext:value-type="float">
            <text:p>4.25214107454068</text:p>
          </table:table-cell>
          <table:table-cell office:value-type="float" office:value="-2.05662" calcext:value-type="float">
            <text:p>-2.05662</text:p>
          </table:table-cell>
          <table:table-cell office:value-type="float" office:value="0.120326" calcext:value-type="float">
            <text:p>0.120326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4.23754386546373" calcext:value-type="float">
            <text:p>4.23754386546373</text:p>
          </table:table-cell>
          <table:table-cell office:value-type="float" office:value="-2.05624" calcext:value-type="float">
            <text:p>-2.05624</text:p>
          </table:table-cell>
          <table:table-cell office:value-type="float" office:value="0.0963941" calcext:value-type="float">
            <text:p>0.0963941</text:p>
          </table:table-cell>
          <table:table-cell office:value-type="float" office:value="0.00112968" calcext:value-type="float">
            <text:p>0.00112968</text:p>
          </table:table-cell>
          <table:table-cell office:value-type="float" office:value="4.43412386269523" calcext:value-type="float">
            <text:p>4.4341238626952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1.27346" calcext:value-type="float">
            <text:p>-1.27346</text:p>
          </table:table-cell>
          <table:table-cell office:value-type="float" office:value="0.191063" calcext:value-type="float">
            <text:p>0.191063</text:p>
          </table:table-cell>
          <table:table-cell office:value-type="float" office:value="0.00929859" calcext:value-type="float">
            <text:p>0.00929859</text:p>
          </table:table-cell>
          <table:table-cell office:value-type="float" office:value="1.29220603375714" calcext:value-type="float">
            <text:p>1.29220603375714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0.0952481" calcext:value-type="float">
            <text:p>0.0952481</text:p>
          </table:table-cell>
          <table:table-cell office:value-type="float" office:value="0.00232936" calcext:value-type="float">
            <text:p>0.00232936</text:p>
          </table:table-cell>
          <table:table-cell office:value-type="float" office:value="1.33813431590652" calcext:value-type="float">
            <text:p>1.33813431590652</text:p>
          </table:table-cell>
          <table:table-cell office:value-type="float" office:value="-1.27274" calcext:value-type="float">
            <text:p>-1.27274</text:p>
          </table:table-cell>
          <table:table-cell office:value-type="float" office:value="0.0630295" calcext:value-type="float">
            <text:p>0.0630295</text:p>
          </table:table-cell>
          <table:table-cell office:value-type="float" office:value="0.00101338" calcext:value-type="float">
            <text:p>0.00101338</text:p>
          </table:table-cell>
          <table:table-cell office:value-type="float" office:value="1.27136329898519" calcext:value-type="float">
            <text:p>1.27136329898519</text:p>
          </table:table-cell>
          <table:table-cell office:value-type="float" office:value="-1.27255" calcext:value-type="float">
            <text:p>-1.27255</text:p>
          </table:table-cell>
          <table:table-cell office:value-type="float" office:value="0.0472918" calcext:value-type="float">
            <text:p>0.0472918</text:p>
          </table:table-cell>
          <table:table-cell office:value-type="float" office:value="0.000571459" calcext:value-type="float">
            <text:p>0.000571459</text:p>
          </table:table-cell>
          <table:table-cell office:value-type="float" office:value="1.27618712589452" calcext:value-type="float">
            <text:p>1.27618712589452</text:p>
          </table:table-cell>
          <table:table-cell office:value-type="float" office:value="-1.27307" calcext:value-type="float">
            <text:p>-1.27307</text:p>
          </table:table-cell>
          <table:table-cell office:value-type="float" office:value="0.0378556" calcext:value-type="float">
            <text:p>0.0378556</text:p>
          </table:table-cell>
          <table:table-cell office:value-type="float" office:value="0.00036517" calcext:value-type="float">
            <text:p>0.00036517</text:p>
          </table:table-cell>
          <table:table-cell office:value-type="float" office:value="1.28236293975375" calcext:value-type="float">
            <text:p>1.282362939753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43655" calcext:value-type="float">
            <text:p>-0.943655</text:p>
          </table:table-cell>
          <table:table-cell office:value-type="float" office:value="0.144589" calcext:value-type="float">
            <text:p>0.144589</text:p>
          </table:table-cell>
          <table:table-cell office:value-type="float" office:value="0.00481522" calcext:value-type="float">
            <text:p>0.00481522</text:p>
          </table:table-cell>
          <table:table-cell office:value-type="float" office:value="0.858208104396017" calcext:value-type="float">
            <text:p>0.858208104396017</text:p>
          </table:table-cell>
          <table:table-cell office:value-type="float" office:value="-0.942645" calcext:value-type="float">
            <text:p>-0.942645</text:p>
          </table:table-cell>
          <table:table-cell office:value-type="float" office:value="0.0724847" calcext:value-type="float">
            <text:p>0.0724847</text:p>
          </table:table-cell>
          <table:table-cell office:value-type="float" office:value="0.00119619" calcext:value-type="float">
            <text:p>0.00119619</text:p>
          </table:table-cell>
          <table:table-cell office:value-type="float" office:value="0.918787564202856" calcext:value-type="float">
            <text:p>0.918787564202856</text:p>
          </table:table-cell>
          <table:table-cell office:value-type="float" office:value="-0.943059" calcext:value-type="float">
            <text:p>-0.943059</text:p>
          </table:table-cell>
          <table:table-cell office:value-type="float" office:value="0.0479763" calcext:value-type="float">
            <text:p>0.0479763</text:p>
          </table:table-cell>
          <table:table-cell office:value-type="float" office:value="0.000531673" calcext:value-type="float">
            <text:p>0.000531673</text:p>
          </table:table-cell>
          <table:table-cell office:value-type="float" office:value="0.844828182210557" calcext:value-type="float">
            <text:p>0.844828182210557</text:p>
          </table:table-cell>
          <table:table-cell office:value-type="float" office:value="-0.942878" calcext:value-type="float">
            <text:p>-0.942878</text:p>
          </table:table-cell>
          <table:table-cell office:value-type="float" office:value="0.0359904" calcext:value-type="float">
            <text:p>0.0359904</text:p>
          </table:table-cell>
          <table:table-cell office:value-type="float" office:value="0.000299566" calcext:value-type="float">
            <text:p>0.000299566</text:p>
          </table:table-cell>
          <table:table-cell office:value-type="float" office:value="0.836286331404576" calcext:value-type="float">
            <text:p>0.836286331404576</text:p>
          </table:table-cell>
          <table:table-cell office:value-type="float" office:value="-0.942896" calcext:value-type="float">
            <text:p>-0.942896</text:p>
          </table:table-cell>
          <table:table-cell office:value-type="float" office:value="0.0287724" calcext:value-type="float">
            <text:p>0.0287724</text:p>
          </table:table-cell>
          <table:table-cell office:value-type="float" office:value="0.000191975" calcext:value-type="float">
            <text:p>0.000191975</text:p>
          </table:table-cell>
          <table:table-cell office:value-type="float" office:value="0.76872399113613" calcext:value-type="float">
            <text:p>0.76872399113613</text:p>
          </table:table-cell>
        </table:table-row>
      </table:table>
      <table:table table:name="Plots" table:style-name="ta1">
        <table:shapes>
          <draw:frame draw:z-index="0" draw:style-name="gr1" draw:text-style-name="P1" svg:width="239mm" svg:height="167.6mm" svg:x="0mm" svg:y="0.27mm">
            <draw:object draw:notify-on-update-of-ranges="Sheet1.A3:Sheet1.A12 Sheet1.B1:Sheet1.B1 Sheet1.B3:Sheet1.B12 Sheet1.A3:Sheet1.A12 Sheet1.F1:Sheet1.F1 Sheet1.F3:Sheet1.F12 Sheet1.A3:Sheet1.A12 Sheet1.J1:Sheet1.J1 Sheet1.J3:Sheet1.J12 Sheet1.A3:Sheet1.A12 Sheet1.N1:Sheet1.N1 Sheet1.N3:Sheet1.N12 Sheet1.A3:Sheet1.A12 Sheet1.R1:Sheet1.R1 Sheet1.R3:Sheet1.R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7.63mm" svg:height="184.34mm" svg:x="270.94mm" svg:y="0mm">
            <draw:object draw:notify-on-update-of-ranges="Sheet1.A3:Sheet1.A12 Sheet1.B1:Sheet1.B1 Sheet1.C3:Sheet1.C12 Sheet1.A3:Sheet1.A12 Sheet1.F1:Sheet1.F1 Sheet1.G3:Sheet1.G12 Sheet1.A3:Sheet1.A12 Sheet1.J1:Sheet1.J1 Sheet1.K3:Sheet1.K12 Sheet1.A3:Sheet1.A12 Sheet1.N1:Sheet1.N1 Sheet1.O3:Sheet1.O12 Sheet1.A3:Sheet1.A12 Sheet1.R1:Sheet1.R1 Sheet1.S3:Sheet1.S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3.12mm" svg:height="195.76mm" svg:x="0mm" svg:y="180.62mm">
            <draw:object draw:notify-on-update-of-ranges="Sheet1.A3:Sheet1.A12 Sheet1.B1:Sheet1.B1 Sheet1.D3:Sheet1.D12 Sheet1.A3:Sheet1.A12 Sheet1.F1:Sheet1.F1 Sheet1.H3:Sheet1.H12 Sheet1.A3:Sheet1.A12 Sheet1.J1:Sheet1.J1 Sheet1.L3:Sheet1.L12 Sheet1.A3:Sheet1.A12 Sheet1.N1:Sheet1.N1 Sheet1.P3:Sheet1.P12 Sheet1.A3:Sheet1.A12 Sheet1.R1:Sheet1.R1 Sheet1.T3:Sheet1.T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80.79mm" svg:height="191.77mm" svg:x="270.94mm" svg:y="198.69mm">
            <draw:object draw:notify-on-update-of-ranges="Sheet1.A5:Sheet1.A12 Sheet1.B1:Sheet1.B1 Sheet1.E5:Sheet1.E12 Sheet1.A5:Sheet1.A12 Sheet1.F1:Sheet1.F1 Sheet1.I5:Sheet1.I12 Sheet1.A5:Sheet1.A12 Sheet1.J1:Sheet1.J1 Sheet1.M5:Sheet1.M12 Sheet1.A5:Sheet1.A12 Sheet1.N1:Sheet1.N1 Sheet1.Q5:Sheet1.Q12 Sheet1.A5:Sheet1.A12 Sheet1.R1:Sheet1.R1 Sheet1.U5:Sheet1.U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 style:data-style-name="N2" text:time-value="18:09:03.219954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52.508890404</meta:creation-date>
    <dc:date>2018-08-30T18:42:33.091294510</dc:date>
    <meta:editing-duration>PT49M38S</meta:editing-duration>
    <meta:editing-cycles>13</meta:editing-cycles>
    <meta:generator>LibreOffice/6.0.3.2$Linux_X86_64 LibreOffice_project/00m0$Build-2</meta:generator>
    <meta:document-statistic meta:table-count="2" meta:cell-count="2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01cm" svg:height="16.761cm" xlink:href=".." xlink:type="simple" chart:class="chart:scatter" chart:style-name="ch1">
        <chart:title svg:x="10.24cm" svg:y="0.47cm" chart:style-name="ch2">
          <text:p>Energy vs Temp</text:p>
        </chart:title>
        <chart:legend chart:legend-position="end" svg:x="22.187cm" svg:y="7.282cm" style:legend-expansion="high" chart:style-name="ch3"/>
        <chart:plot-area chart:style-name="ch4" table:cell-range-address="Sheet1.A3:Sheet1.B12 Sheet1.B1:Sheet1.B1 Sheet1.F1:Sheet1.F1 Sheet1.F3:Sheet1.F12 Sheet1.J1:Sheet1.J1 Sheet1.J3:Sheet1.J12 Sheet1.N1:Sheet1.N1 Sheet1.N3:Sheet1.N12 Sheet1.R1:Sheet1.R1 Sheet1.R3:Sheet1.R12" chart:data-source-has-labels="row" svg:x="0.478cm" svg:y="1.506cm" svg:width="21.231cm" svg:height="14.92cm">
          <chartooo:coordinate-region svg:x="1.311cm" svg:y="1.666cm" svg:width="20.304cm" svg:height="14.6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series chart:style-name="ch8" chart:values-cell-range-address="Sheet1.F3:Sheet1.F12" chart:label-cell-address="Sheet1.F1:Sheet1.F1" chart:class="chart:scatter">
            <chart:data-point chart:repeated="10"/>
          </chart:series>
          <chart:series chart:style-name="ch9" chart:values-cell-range-address="Sheet1.J3:Sheet1.J12" chart:label-cell-address="Sheet1.J1:Sheet1.J1" chart:class="chart:scatter">
            <chart:data-point chart:repeated="10"/>
          </chart:series>
          <chart:series chart:style-name="ch10" chart:values-cell-range-address="Sheet1.N3:Sheet1.N12" chart:label-cell-address="Sheet1.N1:Sheet1.N1" chart:class="chart:scatter">
            <chart:data-point chart:repeated="10"/>
          </chart:series>
          <chart:series chart:style-name="ch11" chart:values-cell-range-address="Sheet1.R3:Sheet1.R12" chart:label-cell-address="Sheet1.R1:Sheet1.R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1:Sheet1.B1</svg:desc>
                </draw:g>
              </table:table-cell>
              <table:table-cell office:value-type="string">
                <text:p>20</text:p>
                <draw:g>
                  <svg:desc>Sheet1.F1:Sheet1.F1</svg:desc>
                </draw:g>
              </table:table-cell>
              <table:table-cell office:value-type="string">
                <text:p>30</text:p>
                <draw:g>
                  <svg:desc>Sheet1.J1:Sheet1.J1</svg:desc>
                </draw:g>
              </table:table-cell>
              <table:table-cell office:value-type="string">
                <text:p>40</text:p>
                <draw:g>
                  <svg:desc>Sheet1.N1:Sheet1.N1</svg:desc>
                </draw:g>
              </table:table-cell>
              <table:table-cell office:value-type="string">
                <text:p>5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-2.72">
                <text:p>-2.72</text:p>
                <draw:g>
                  <svg:desc>Sheet1.B3:Sheet1.B12</svg:desc>
                </draw:g>
              </table:table-cell>
              <table:table-cell office:value-type="float" office:value="-4">
                <text:p>-4</text:p>
                <draw:g>
                  <svg:desc>Sheet1.F3:Sheet1.F12</svg:desc>
                </draw:g>
              </table:table-cell>
              <table:table-cell office:value-type="float" office:value="-4">
                <text:p>-4</text:p>
                <draw:g>
                  <svg:desc>Sheet1.J3:Sheet1.J12</svg:desc>
                </draw:g>
              </table:table-cell>
              <table:table-cell office:value-type="float" office:value="-4">
                <text:p>-4</text:p>
                <draw:g>
                  <svg:desc>Sheet1.N3:Sheet1.N12</svg:desc>
                </draw:g>
              </table:table-cell>
              <table:table-cell office:value-type="float" office:value="-4">
                <text:p>-4</text:p>
                <draw:g>
                  <svg:desc>Sheet1.R3:Sheet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3.98801">
                <text:p>-3.98801</text:p>
              </table:table-cell>
              <table:table-cell office:value-type="float" office:value="-3.98793">
                <text:p>-3.98793</text:p>
              </table:table-cell>
              <table:table-cell office:value-type="float" office:value="-3.98796">
                <text:p>-3.98796</text:p>
              </table:table-cell>
              <table:table-cell office:value-type="float" office:value="-3.98794">
                <text:p>-3.98794</text:p>
              </table:table-cell>
              <table:table-cell office:value-type="float" office:value="-3.98794">
                <text:p>-3.98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-3.22814">
                <text:p>-3.22814</text:p>
              </table:table-cell>
              <table:table-cell office:value-type="float" office:value="-3.21927">
                <text:p>-3.21927</text:p>
              </table:table-cell>
              <table:table-cell office:value-type="float" office:value="-3.21892">
                <text:p>-3.21892</text:p>
              </table:table-cell>
              <table:table-cell office:value-type="float" office:value="-3.21897">
                <text:p>-3.21897</text:p>
              </table:table-cell>
              <table:table-cell office:value-type="float" office:value="-3.21985">
                <text:p>-3.2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-3.12003">
                <text:p>-3.12003</text:p>
              </table:table-cell>
              <table:table-cell office:value-type="float" office:value="-3.09361">
                <text:p>-3.09361</text:p>
              </table:table-cell>
              <table:table-cell office:value-type="float" office:value="-3.09289">
                <text:p>-3.09289</text:p>
              </table:table-cell>
              <table:table-cell office:value-type="float" office:value="-3.09285">
                <text:p>-3.09285</text:p>
              </table:table-cell>
              <table:table-cell office:value-type="float" office:value="-3.09355">
                <text:p>-3.09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-2.99679">
                <text:p>-2.99679</text:p>
              </table:table-cell>
              <table:table-cell office:value-type="float" office:value="-2.94554">
                <text:p>-2.94554</text:p>
              </table:table-cell>
              <table:table-cell office:value-type="float" office:value="-2.93706">
                <text:p>-2.93706</text:p>
              </table:table-cell>
              <table:table-cell office:value-type="float" office:value="-2.93128">
                <text:p>-2.93128</text:p>
              </table:table-cell>
              <table:table-cell office:value-type="float" office:value="-2.93229">
                <text:p>-2.9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-2.87817">
                <text:p>-2.87817</text:p>
              </table:table-cell>
              <table:table-cell office:value-type="float" office:value="-2.79047">
                <text:p>-2.79047</text:p>
              </table:table-cell>
              <table:table-cell office:value-type="float" office:value="-2.75631">
                <text:p>-2.75631</text:p>
              </table:table-cell>
              <table:table-cell office:value-type="float" office:value="-2.73326">
                <text:p>-2.73326</text:p>
              </table:table-cell>
              <table:table-cell office:value-type="float" office:value="-2.72588">
                <text:p>-2.72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-2.73862">
                <text:p>-2.73862</text:p>
              </table:table-cell>
              <table:table-cell office:value-type="float" office:value="-2.62157">
                <text:p>-2.62157</text:p>
              </table:table-cell>
              <table:table-cell office:value-type="float" office:value="-2.57808">
                <text:p>-2.57808</text:p>
              </table:table-cell>
              <table:table-cell office:value-type="float" office:value="-2.55463">
                <text:p>-2.55463</text:p>
              </table:table-cell>
              <table:table-cell office:value-type="float" office:value="-2.54307">
                <text:p>-2.54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-2.16268">
                <text:p>-2.16268</text:p>
              </table:table-cell>
              <table:table-cell office:value-type="float" office:value="-2.0617">
                <text:p>-2.0617</text:p>
              </table:table-cell>
              <table:table-cell office:value-type="float" office:value="-2.05715">
                <text:p>-2.05715</text:p>
              </table:table-cell>
              <table:table-cell office:value-type="float" office:value="-2.05662">
                <text:p>-2.05662</text:p>
              </table:table-cell>
              <table:table-cell office:value-type="float" office:value="-2.05624">
                <text:p>-2.05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-1.27346">
                <text:p>-1.27346</text:p>
              </table:table-cell>
              <table:table-cell office:value-type="float" office:value="-1.2711">
                <text:p>-1.2711</text:p>
              </table:table-cell>
              <table:table-cell office:value-type="float" office:value="-1.27274">
                <text:p>-1.27274</text:p>
              </table:table-cell>
              <table:table-cell office:value-type="float" office:value="-1.27255">
                <text:p>-1.27255</text:p>
              </table:table-cell>
              <table:table-cell office:value-type="float" office:value="-1.27307">
                <text:p>-1.27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-0.943655">
                <text:p>-0.943655</text:p>
              </table:table-cell>
              <table:table-cell office:value-type="float" office:value="-0.942645">
                <text:p>-0.942645</text:p>
              </table:table-cell>
              <table:table-cell office:value-type="float" office:value="-0.943059">
                <text:p>-0.943059</text:p>
              </table:table-cell>
              <table:table-cell office:value-type="float" office:value="-0.942878">
                <text:p>-0.942878</text:p>
              </table:table-cell>
              <table:table-cell office:value-type="float" office:value="-0.942896">
                <text:p>-0.942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64cm" svg:height="18.435cm" xlink:href=".." xlink:type="simple" chart:class="chart:scatter" chart:style-name="ch1">
        <chart:title svg:x="10.997cm" svg:y="0.503cm" chart:style-name="ch2">
          <text:p>Magnetization vs Temp</text:p>
        </chart:title>
        <chart:legend chart:legend-position="end" svg:x="25.05cm" svg:y="8.119cm" style:legend-expansion="high" chart:style-name="ch3"/>
        <chart:plot-area chart:style-name="ch4" table:cell-range-address="Sheet1.A3:Sheet1.A12 Sheet1.B1:Sheet1.B1 Sheet1.C3:Sheet1.C12 Sheet1.F1:Sheet1.F1 Sheet1.G3:Sheet1.G12 Sheet1.J1:Sheet1.J1 Sheet1.K3:Sheet1.K12 Sheet1.N1:Sheet1.N1 Sheet1.O3:Sheet1.O12 Sheet1.R1:Sheet1.R1 Sheet1.S3:Sheet1.S12" chart:data-source-has-labels="row" svg:x="0.535cm" svg:y="1.572cm" svg:width="23.98cm" svg:height="16.495cm">
          <chartooo:coordinate-region svg:x="1.262cm" svg:y="1.733cm" svg:width="23.16cm" svg:height="15.7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" chart:label-cell-address="Sheet1.B1:Sheet1.B1" chart:class="chart:scatter">
            <chart:domain table:cell-range-address="Sheet1.A3:Sheet1.A12"/>
            <chart:data-point chart:repeated="10"/>
          </chart:series>
          <chart:series chart:style-name="ch8" chart:values-cell-range-address="Sheet1.G3:Sheet1.G12" chart:label-cell-address="Sheet1.F1:Sheet1.F1" chart:class="chart:scatter">
            <chart:data-point chart:repeated="10"/>
          </chart:series>
          <chart:series chart:style-name="ch9" chart:values-cell-range-address="Sheet1.K3:Sheet1.K12" chart:label-cell-address="Sheet1.J1:Sheet1.J1" chart:class="chart:scatter">
            <chart:data-point chart:repeated="10"/>
          </chart:series>
          <chart:series chart:style-name="ch10" chart:values-cell-range-address="Sheet1.O3:Sheet1.O12" chart:label-cell-address="Sheet1.N1:Sheet1.N1" chart:class="chart:scatter">
            <chart:data-point chart:repeated="10"/>
          </chart:series>
          <chart:series chart:style-name="ch11" chart:values-cell-range-address="Sheet1.S3:Sheet1.S12" chart:label-cell-address="Sheet1.R1:Sheet1.R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1:Sheet1.B1</svg:desc>
                </draw:g>
              </table:table-cell>
              <table:table-cell office:value-type="string">
                <text:p>20</text:p>
                <draw:g>
                  <svg:desc>Sheet1.F1:Sheet1.F1</svg:desc>
                </draw:g>
              </table:table-cell>
              <table:table-cell office:value-type="string">
                <text:p>30</text:p>
                <draw:g>
                  <svg:desc>Sheet1.J1:Sheet1.J1</svg:desc>
                </draw:g>
              </table:table-cell>
              <table:table-cell office:value-type="string">
                <text:p>40</text:p>
                <draw:g>
                  <svg:desc>Sheet1.N1:Sheet1.N1</svg:desc>
                </draw:g>
              </table:table-cell>
              <table:table-cell office:value-type="string">
                <text:p>5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133333">
                <text:p>0.133333</text:p>
                <draw:g>
                  <svg:desc>Sheet1.C3:Sheet1.C12</svg:desc>
                </draw:g>
              </table:table-cell>
              <table:table-cell office:value-type="float" office:value="1">
                <text:p>1</text:p>
                <draw:g>
                  <svg:desc>Sheet1.G3:Sheet1.G12</svg:desc>
                </draw:g>
              </table:table-cell>
              <table:table-cell office:value-type="float" office:value="1">
                <text:p>1</text:p>
                <draw:g>
                  <svg:desc>Sheet1.K3:Sheet1.K12</svg:desc>
                </draw:g>
              </table:table-cell>
              <table:table-cell office:value-type="float" office:value="1">
                <text:p>1</text:p>
                <draw:g>
                  <svg:desc>Sheet1.O3:Sheet1.O12</svg:desc>
                </draw:g>
              </table:table-cell>
              <table:table-cell office:value-type="float" office:value="1">
                <text:p>1</text:p>
                <draw:g>
                  <svg:desc>Sheet1.S3:Sheet1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998458">
                <text:p>0.998458</text:p>
              </table:table-cell>
              <table:table-cell office:value-type="float" office:value="0.998446">
                <text:p>0.998446</text:p>
              </table:table-cell>
              <table:table-cell office:value-type="float" office:value="0.998449">
                <text:p>0.998449</text:p>
              </table:table-cell>
              <table:table-cell office:value-type="float" office:value="0.998446">
                <text:p>0.998446</text:p>
              </table:table-cell>
              <table:table-cell office:value-type="float" office:value="0.998447">
                <text:p>0.998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843289">
                <text:p>0.843289</text:p>
              </table:table-cell>
              <table:table-cell office:value-type="float" office:value="0.837146">
                <text:p>0.837146</text:p>
              </table:table-cell>
              <table:table-cell office:value-type="float" office:value="0.835348">
                <text:p>0.835348</text:p>
              </table:table-cell>
              <table:table-cell office:value-type="float" office:value="0.835493">
                <text:p>0.835493</text:p>
              </table:table-cell>
              <table:table-cell office:value-type="float" office:value="0.836039">
                <text:p>0.836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811242">
                <text:p>0.811242</text:p>
              </table:table-cell>
              <table:table-cell office:value-type="float" office:value="0.78717">
                <text:p>0.78717</text:p>
              </table:table-cell>
              <table:table-cell office:value-type="float" office:value="0.785769">
                <text:p>0.785769</text:p>
              </table:table-cell>
              <table:table-cell office:value-type="float" office:value="0.784771">
                <text:p>0.784771</text:p>
              </table:table-cell>
              <table:table-cell office:value-type="float" office:value="0.784929">
                <text:p>0.78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77096">
                <text:p>0.77096</text:p>
              </table:table-cell>
              <table:table-cell office:value-type="float" office:value="0.720582">
                <text:p>0.720582</text:p>
              </table:table-cell>
              <table:table-cell office:value-type="float" office:value="0.70223">
                <text:p>0.70223</text:p>
              </table:table-cell>
              <table:table-cell office:value-type="float" office:value="0.689369">
                <text:p>0.689369</text:p>
              </table:table-cell>
              <table:table-cell office:value-type="float" office:value="0.688925">
                <text:p>0.688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731205">
                <text:p>0.731205</text:p>
              </table:table-cell>
              <table:table-cell office:value-type="float" office:value="0.63962">
                <text:p>0.63962</text:p>
              </table:table-cell>
              <table:table-cell office:value-type="float" office:value="0.579768">
                <text:p>0.579768</text:p>
              </table:table-cell>
              <table:table-cell office:value-type="float" office:value="0.524649">
                <text:p>0.524649</text:p>
              </table:table-cell>
              <table:table-cell office:value-type="float" office:value="0.493663">
                <text:p>0.493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679576">
                <text:p>0.679576</text:p>
              </table:table-cell>
              <table:table-cell office:value-type="float" office:value="0.541321">
                <text:p>0.541321</text:p>
              </table:table-cell>
              <table:table-cell office:value-type="float" office:value="0.443848">
                <text:p>0.443848</text:p>
              </table:table-cell>
              <table:table-cell office:value-type="float" office:value="0.363687">
                <text:p>0.363687</text:p>
              </table:table-cell>
              <table:table-cell office:value-type="float" office:value="0.302269">
                <text:p>0.30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456686">
                <text:p>0.456686</text:p>
              </table:table-cell>
              <table:table-cell office:value-type="float" office:value="0.241642">
                <text:p>0.241642</text:p>
              </table:table-cell>
              <table:table-cell office:value-type="float" office:value="0.161068">
                <text:p>0.161068</text:p>
              </table:table-cell>
              <table:table-cell office:value-type="float" office:value="0.120326">
                <text:p>0.120326</text:p>
              </table:table-cell>
              <table:table-cell office:value-type="float" office:value="0.0963941">
                <text:p>0.0963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191063">
                <text:p>0.191063</text:p>
              </table:table-cell>
              <table:table-cell office:value-type="float" office:value="0.0952481">
                <text:p>0.0952481</text:p>
              </table:table-cell>
              <table:table-cell office:value-type="float" office:value="0.0630295">
                <text:p>0.0630295</text:p>
              </table:table-cell>
              <table:table-cell office:value-type="float" office:value="0.0472918">
                <text:p>0.0472918</text:p>
              </table:table-cell>
              <table:table-cell office:value-type="float" office:value="0.0378556">
                <text:p>0.0378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144589">
                <text:p>0.144589</text:p>
              </table:table-cell>
              <table:table-cell office:value-type="float" office:value="0.0724847">
                <text:p>0.0724847</text:p>
              </table:table-cell>
              <table:table-cell office:value-type="float" office:value="0.0479763">
                <text:p>0.0479763</text:p>
              </table:table-cell>
              <table:table-cell office:value-type="float" office:value="0.0359904">
                <text:p>0.0359904</text:p>
              </table:table-cell>
              <table:table-cell office:value-type="float" office:value="0.0287724">
                <text:p>0.0287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13cm" svg:height="19.577cm" xlink:href=".." xlink:type="simple" chart:class="chart:scatter" chart:style-name="ch1">
        <chart:title svg:x="9.824cm" svg:y="0.526cm" chart:style-name="ch2">
          <text:p>Specific Heat vs Temp</text:p>
        </chart:title>
        <chart:legend chart:legend-position="end" svg:x="22.599cm" svg:y="8.69cm" style:legend-expansion="high" chart:style-name="ch3"/>
        <chart:plot-area chart:style-name="ch4" table:cell-range-address="Sheet1.A3:Sheet1.A12 Sheet1.B1:Sheet1.B1 Sheet1.D3:Sheet1.D12 Sheet1.F1:Sheet1.F1 Sheet1.H3:Sheet1.H12 Sheet1.J1:Sheet1.J1 Sheet1.L3:Sheet1.L12 Sheet1.N1:Sheet1.N1 Sheet1.P3:Sheet1.P12 Sheet1.R1:Sheet1.R1 Sheet1.T3:Sheet1.T12" chart:data-source-has-labels="row" svg:x="0.486cm" svg:y="1.618cm" svg:width="21.627cm" svg:height="17.568cm">
          <chartooo:coordinate-region svg:x="1.398cm" svg:y="1.778cm" svg:width="20.621cm" svg:height="16.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2" chart:label-cell-address="Sheet1.B1:Sheet1.B1" chart:class="chart:scatter">
            <chart:domain table:cell-range-address="Sheet1.A3:Sheet1.A12"/>
            <chart:data-point chart:repeated="10"/>
          </chart:series>
          <chart:series chart:style-name="ch8" chart:values-cell-range-address="Sheet1.H3:Sheet1.H12" chart:label-cell-address="Sheet1.F1:Sheet1.F1" chart:class="chart:scatter">
            <chart:data-point chart:repeated="10"/>
          </chart:series>
          <chart:series chart:style-name="ch9" chart:values-cell-range-address="Sheet1.L3:Sheet1.L12" chart:label-cell-address="Sheet1.J1:Sheet1.J1" chart:class="chart:scatter">
            <chart:data-point chart:repeated="10"/>
          </chart:series>
          <chart:series chart:style-name="ch10" chart:values-cell-range-address="Sheet1.P3:Sheet1.P12" chart:label-cell-address="Sheet1.N1:Sheet1.N1" chart:class="chart:scatter">
            <chart:data-point chart:repeated="10"/>
          </chart:series>
          <chart:series chart:style-name="ch11" chart:values-cell-range-address="Sheet1.T3:Sheet1.T12" chart:label-cell-address="Sheet1.R1:Sheet1.R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1:Sheet1.B1</svg:desc>
                </draw:g>
              </table:table-cell>
              <table:table-cell office:value-type="string">
                <text:p>20</text:p>
                <draw:g>
                  <svg:desc>Sheet1.F1:Sheet1.F1</svg:desc>
                </draw:g>
              </table:table-cell>
              <table:table-cell office:value-type="string">
                <text:p>30</text:p>
                <draw:g>
                  <svg:desc>Sheet1.J1:Sheet1.J1</svg:desc>
                </draw:g>
              </table:table-cell>
              <table:table-cell office:value-type="string">
                <text:p>40</text:p>
                <draw:g>
                  <svg:desc>Sheet1.N1:Sheet1.N1</svg:desc>
                </draw:g>
              </table:table-cell>
              <table:table-cell office:value-type="string">
                <text:p>5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0000000110232">
                <text:p>0.0000000110232</text:p>
                <draw:g>
                  <svg:desc>Sheet1.D3:Sheet1.D12</svg:desc>
                </draw:g>
              </table:table-cell>
              <table:table-cell office:value-type="float" office:value="0">
                <text:p>0</text:p>
                <draw:g>
                  <svg:desc>Sheet1.H3:Sheet1.H12</svg:desc>
                </draw:g>
              </table:table-cell>
              <table:table-cell office:value-type="float" office:value="0">
                <text:p>0</text:p>
                <draw:g>
                  <svg:desc>Sheet1.L3:Sheet1.L12</svg:desc>
                </draw:g>
              </table:table-cell>
              <table:table-cell office:value-type="float" office:value="0">
                <text:p>0</text:p>
                <draw:g>
                  <svg:desc>Sheet1.P3:Sheet1.P12</svg:desc>
                </draw:g>
              </table:table-cell>
              <table:table-cell office:value-type="float" office:value="0">
                <text:p>0</text:p>
                <draw:g>
                  <svg:desc>Sheet1.T3:Sheet1.T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00165202">
                <text:p>0.00165202</text:p>
              </table:table-cell>
              <table:table-cell office:value-type="float" office:value="0.000417703">
                <text:p>0.000417703</text:p>
              </table:table-cell>
              <table:table-cell office:value-type="float" office:value="0.000184195">
                <text:p>0.000184195</text:p>
              </table:table-cell>
              <table:table-cell office:value-type="float" office:value="0.000104196">
                <text:p>0.000104196</text:p>
              </table:table-cell>
              <table:table-cell office:value-type="float" office:value="0.0000662464">
                <text:p>0.0000662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0417962">
                <text:p>0.0417962</text:p>
              </table:table-cell>
              <table:table-cell office:value-type="float" office:value="0.0112746">
                <text:p>0.0112746</text:p>
              </table:table-cell>
              <table:table-cell office:value-type="float" office:value="0.00509967">
                <text:p>0.00509967</text:p>
              </table:table-cell>
              <table:table-cell office:value-type="float" office:value="0.00285702">
                <text:p>0.00285702</text:p>
              </table:table-cell>
              <table:table-cell office:value-type="float" office:value="0.00182448">
                <text:p>0.00182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454163">
                <text:p>0.0454163</text:p>
              </table:table-cell>
              <table:table-cell office:value-type="float" office:value="0.0136887">
                <text:p>0.0136887</text:p>
              </table:table-cell>
              <table:table-cell office:value-type="float" office:value="0.006166">
                <text:p>0.006166</text:p>
              </table:table-cell>
              <table:table-cell office:value-type="float" office:value="0.00352407">
                <text:p>0.00352407</text:p>
              </table:table-cell>
              <table:table-cell office:value-type="float" office:value="0.00228925">
                <text:p>0.00228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494154">
                <text:p>0.0494154</text:p>
              </table:table-cell>
              <table:table-cell office:value-type="float" office:value="0.0154806">
                <text:p>0.0154806</text:p>
              </table:table-cell>
              <table:table-cell office:value-type="float" office:value="0.00765698">
                <text:p>0.00765698</text:p>
              </table:table-cell>
              <table:table-cell office:value-type="float" office:value="0.00458577">
                <text:p>0.00458577</text:p>
              </table:table-cell>
              <table:table-cell office:value-type="float" office:value="0.00296668">
                <text:p>0.00296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51195">
                <text:p>0.051195</text:p>
              </table:table-cell>
              <table:table-cell office:value-type="float" office:value="0.0163782">
                <text:p>0.0163782</text:p>
              </table:table-cell>
              <table:table-cell office:value-type="float" office:value="0.00828911">
                <text:p>0.00828911</text:p>
              </table:table-cell>
              <table:table-cell office:value-type="float" office:value="0.00499941">
                <text:p>0.00499941</text:p>
              </table:table-cell>
              <table:table-cell office:value-type="float" office:value="0.00333942">
                <text:p>0.00333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0525307">
                <text:p>0.0525307</text:p>
              </table:table-cell>
              <table:table-cell office:value-type="float" office:value="0.0162764">
                <text:p>0.0162764</text:p>
              </table:table-cell>
              <table:table-cell office:value-type="float" office:value="0.00732176">
                <text:p>0.00732176</text:p>
              </table:table-cell>
              <table:table-cell office:value-type="float" office:value="0.00400246">
                <text:p>0.00400246</text:p>
              </table:table-cell>
              <table:table-cell office:value-type="float" office:value="0.00245697">
                <text:p>0.00245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371194">
                <text:p>0.0371194</text:p>
              </table:table-cell>
              <table:table-cell office:value-type="float" office:value="0.00742751">
                <text:p>0.00742751</text:p>
              </table:table-cell>
              <table:table-cell office:value-type="float" office:value="0.00315354">
                <text:p>0.00315354</text:p>
              </table:table-cell>
              <table:table-cell office:value-type="float" office:value="0.001763">
                <text:p>0.001763</text:p>
              </table:table-cell>
              <table:table-cell office:value-type="float" office:value="0.00112968">
                <text:p>0.00112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0929859">
                <text:p>0.00929859</text:p>
              </table:table-cell>
              <table:table-cell office:value-type="float" office:value="0.00232936">
                <text:p>0.00232936</text:p>
              </table:table-cell>
              <table:table-cell office:value-type="float" office:value="0.00101338">
                <text:p>0.00101338</text:p>
              </table:table-cell>
              <table:table-cell office:value-type="float" office:value="0.000571459">
                <text:p>0.000571459</text:p>
              </table:table-cell>
              <table:table-cell office:value-type="float" office:value="0.00036517">
                <text:p>0.00036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0481522">
                <text:p>0.00481522</text:p>
              </table:table-cell>
              <table:table-cell office:value-type="float" office:value="0.00119619">
                <text:p>0.00119619</text:p>
              </table:table-cell>
              <table:table-cell office:value-type="float" office:value="0.000531673">
                <text:p>0.000531673</text:p>
              </table:table-cell>
              <table:table-cell office:value-type="float" office:value="0.000299566">
                <text:p>0.000299566</text:p>
              </table:table-cell>
              <table:table-cell office:value-type="float" office:value="0.000191975">
                <text:p>0.000191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08cm" svg:height="19.178cm" xlink:href=".." xlink:type="simple" chart:class="chart:scatter" chart:style-name="ch1">
        <chart:title svg:x="16.218cm" svg:y="0.518cm" chart:style-name="ch2">
          <text:p>Correlation Length vs Temp</text:p>
        </chart:title>
        <chart:legend chart:legend-position="end" svg:x="36.366cm" svg:y="8.491cm" style:legend-expansion="high" chart:style-name="ch3"/>
        <chart:plot-area chart:style-name="ch4" table:cell-range-address="Sheet1.A5:Sheet1.A12 Sheet1.B1:Sheet1.B1 Sheet1.E5:Sheet1.E12 Sheet1.F1:Sheet1.F1 Sheet1.I5:Sheet1.I12 Sheet1.J1:Sheet1.J1 Sheet1.M5:Sheet1.M12 Sheet1.N1:Sheet1.N1 Sheet1.Q5:Sheet1.Q12 Sheet1.R1:Sheet1.R1 Sheet1.U5:Sheet1.U12" chart:data-source-has-labels="row" svg:x="0.761cm" svg:y="1.602cm" svg:width="34.844cm" svg:height="17.193cm">
          <chartooo:coordinate-region svg:x="1.382cm" svg:y="1.762cm" svg:width="33.943cm" svg:height="16.4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2" chart:label-cell-address="Sheet1.B1:Sheet1.B1" chart:class="chart:scatter">
            <chart:domain table:cell-range-address="Sheet1.A5:Sheet1.A12"/>
            <chart:data-point chart:repeated="8"/>
          </chart:series>
          <chart:series chart:style-name="ch8" chart:values-cell-range-address="Sheet1.I5:Sheet1.I12" chart:label-cell-address="Sheet1.F1:Sheet1.F1" chart:class="chart:scatter">
            <chart:data-point chart:repeated="8"/>
          </chart:series>
          <chart:series chart:style-name="ch9" chart:values-cell-range-address="Sheet1.M5:Sheet1.M12" chart:label-cell-address="Sheet1.J1:Sheet1.J1" chart:class="chart:scatter">
            <chart:data-point chart:repeated="8"/>
          </chart:series>
          <chart:series chart:style-name="ch10" chart:values-cell-range-address="Sheet1.Q5:Sheet1.Q12" chart:label-cell-address="Sheet1.N1:Sheet1.N1" chart:class="chart:scatter">
            <chart:data-point chart:repeated="8"/>
          </chart:series>
          <chart:series chart:style-name="ch11" chart:values-cell-range-address="Sheet1.U5:Sheet1.U12" chart:label-cell-address="Sheet1.R1:Sheet1.R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1:Sheet1.B1</svg:desc>
                </draw:g>
              </table:table-cell>
              <table:table-cell office:value-type="string">
                <text:p>20</text:p>
                <draw:g>
                  <svg:desc>Sheet1.F1:Sheet1.F1</svg:desc>
                </draw:g>
              </table:table-cell>
              <table:table-cell office:value-type="string">
                <text:p>30</text:p>
                <draw:g>
                  <svg:desc>Sheet1.J1:Sheet1.J1</svg:desc>
                </draw:g>
              </table:table-cell>
              <table:table-cell office:value-type="string">
                <text:p>40</text:p>
                <draw:g>
                  <svg:desc>Sheet1.N1:Sheet1.N1</svg:desc>
                </draw:g>
              </table:table-cell>
              <table:table-cell office:value-type="string">
                <text:p>5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Sheet1.A5:Sheet1.A12</svg:desc>
                </draw:g>
              </table:table-cell>
              <table:table-cell office:value-type="float" office:value="13.3538784309432">
                <text:p>13.3538784309432</text:p>
                <draw:g>
                  <svg:desc>Sheet1.E5:Sheet1.E12</svg:desc>
                </draw:g>
              </table:table-cell>
              <table:table-cell office:value-type="float" office:value="37.2937571941203">
                <text:p>37.2937571941203</text:p>
                <draw:g>
                  <svg:desc>Sheet1.I5:Sheet1.I12</svg:desc>
                </draw:g>
              </table:table-cell>
              <table:table-cell office:value-type="float" office:value="71.623548982162">
                <text:p>71.623548982162</text:p>
                <draw:g>
                  <svg:desc>Sheet1.M5:Sheet1.M12</svg:desc>
                </draw:g>
              </table:table-cell>
              <table:table-cell office:value-type="float" office:value="119.549727362656">
                <text:p>119.549727362656</text:p>
                <draw:g>
                  <svg:desc>Sheet1.Q5:Sheet1.Q12</svg:desc>
                </draw:g>
              </table:table-cell>
              <table:table-cell office:value-type="float" office:value="182.93933835287">
                <text:p>182.93933835287</text:p>
                <draw:g>
                  <svg:desc>Sheet1.U5:Sheet1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11.4513246632279">
                <text:p>11.4513246632279</text:p>
              </table:table-cell>
              <table:table-cell office:value-type="float" office:value="27.1924378592084">
                <text:p>27.1924378592084</text:p>
              </table:table-cell>
              <table:table-cell office:value-type="float" office:value="50.2341820024027">
                <text:p>50.2341820024027</text:p>
              </table:table-cell>
              <table:table-cell office:value-type="float" office:value="78.6887832173999">
                <text:p>78.6887832173999</text:p>
              </table:table-cell>
              <table:table-cell office:value-type="float" office:value="113.426498636167">
                <text:p>113.426498636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9.70242893025855">
                <text:p>9.70242893025855</text:p>
              </table:table-cell>
              <table:table-cell office:value-type="float" office:value="20.0080527530132">
                <text:p>20.0080527530132</text:p>
              </table:table-cell>
              <table:table-cell office:value-type="float" office:value="32.22062013613">
                <text:p>32.22062013613</text:p>
              </table:table-cell>
              <table:table-cell office:value-type="float" office:value="44.9196677735138">
                <text:p>44.9196677735138</text:p>
              </table:table-cell>
              <table:table-cell office:value-type="float" office:value="62.4777727558395">
                <text:p>62.4777727558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8.40055862216868">
                <text:p>8.40055862216868</text:p>
              </table:table-cell>
              <table:table-cell office:value-type="float" office:value="15.12098921519">
                <text:p>15.12098921519</text:p>
              </table:table-cell>
              <table:table-cell office:value-type="float" office:value="20.7148452748768">
                <text:p>20.7148452748768</text:p>
              </table:table-cell>
              <table:table-cell office:value-type="float" office:value="24.5982839749891">
                <text:p>24.5982839749891</text:p>
              </table:table-cell>
              <table:table-cell office:value-type="float" office:value="29.3561708711199">
                <text:p>29.3561708711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">
                <text:p>2.35</text:p>
              </table:table-cell>
              <table:table-cell office:value-type="float" office:value="7.14563015144999">
                <text:p>7.14563015144999</text:p>
              </table:table-cell>
              <table:table-cell office:value-type="float" office:value="11.2344462096944">
                <text:p>11.2344462096944</text:p>
              </table:table-cell>
              <table:table-cell office:value-type="float" office:value="13.7952167748515">
                <text:p>13.7952167748515</text:p>
              </table:table-cell>
              <table:table-cell office:value-type="float" office:value="15.076408677958">
                <text:p>15.076408677958</text:p>
              </table:table-cell>
              <table:table-cell office:value-type="float" office:value="15.8454430436667">
                <text:p>15.845443043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3.86961371698029">
                <text:p>3.86961371698029</text:p>
              </table:table-cell>
              <table:table-cell office:value-type="float" office:value="4.16952548263164">
                <text:p>4.16952548263164</text:p>
              </table:table-cell>
              <table:table-cell office:value-type="float" office:value="4.25214107454068">
                <text:p>4.25214107454068</text:p>
              </table:table-cell>
              <table:table-cell office:value-type="float" office:value="4.23754386546373">
                <text:p>4.23754386546373</text:p>
              </table:table-cell>
              <table:table-cell office:value-type="float" office:value="4.43412386269523">
                <text:p>4.43412386269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.29220603375714">
                <text:p>1.29220603375714</text:p>
              </table:table-cell>
              <table:table-cell office:value-type="float" office:value="1.33813431590652">
                <text:p>1.33813431590652</text:p>
              </table:table-cell>
              <table:table-cell office:value-type="float" office:value="1.27136329898519">
                <text:p>1.27136329898519</text:p>
              </table:table-cell>
              <table:table-cell office:value-type="float" office:value="1.27618712589452">
                <text:p>1.27618712589452</text:p>
              </table:table-cell>
              <table:table-cell office:value-type="float" office:value="1.28236293975375">
                <text:p>1.2823629397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0.858208104396017">
                <text:p>0.858208104396017</text:p>
              </table:table-cell>
              <table:table-cell office:value-type="float" office:value="0.918787564202856">
                <text:p>0.918787564202856</text:p>
              </table:table-cell>
              <table:table-cell office:value-type="float" office:value="0.844828182210557">
                <text:p>0.844828182210557</text:p>
              </table:table-cell>
              <table:table-cell office:value-type="float" office:value="0.836286331404576">
                <text:p>0.836286331404576</text:p>
              </table:table-cell>
              <table:table-cell office:value-type="float" office:value="0.76872399113613">
                <text:p>0.76872399113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